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1">
      <style:paragraph-properties fo:text-align="start" style:justify-single-word="false"/>
    </style:style>
    <style:style style:name="P3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Cose da Fare</text:h>
      <text:p text:style-name="P1"/>
      <text:list xml:id="list1709553378" text:style-name="L1">
        <text:list-item>
          <text:p text:style-name="P2">Sistemare I connection Manager di Relay Session Manager, Proxy; Server Session Manager, client Session Manager e vedi se farlo anche con <text:s/>Streaming Server</text:p>
        </text:list-item>
        <text:list-item>
          <text:p text:style-name="P2">Fare sì che I relay secondari, all'atto della ricezione dell'election request ( l'election manager lancia l'evento ELECTION REQUEST RECEIVED ingrandiscano <text:s/>I buffer dei propry proxyù</text:p>
        </text:list-item>
        <text:list-item>
          <text:p text:style-name="P2">Fare sì che il client riceva il messaggio di LEAVE da parte del vecchio big boss e che consideri come nuovo big boss quello precedentemente segnalatogli dall'election Manager tramite l'evento NEW BIG BOSS </text:p>
        </text:list-item>
        <text:list-item>
          <text:p text:style-name="P2">Fare sì che il vecchio big boss mandi il messaggio di leave non solo ai client, ma anche ari relay a lui collegati.</text:p>
        </text:list-item>
        <text:list-item>
          <text:p text:style-name="P2">Fare sì che il big boss possa ricevere il messaggio di REDIRECT da parte di uno dei relay secondari serviti e possa, di conseguenza, ridirigere il flusso sul sostituto ( in praticaq fare la stessa cosa che fa il serv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6T10:51:00</meta:creation-date>
    <dc:date>2010-01-26T11:36:05</dc:date>
    <meta:editing-duration>PT00H45M05S</meta:editing-duration>
    <meta:editing-cycles>5</meta:editing-cycles>
    <meta:generator>OpenOffice.org/3.1$Linux OpenOffice.org_project/310m19$Build-9420</meta:generator>
    <meta:document-statistic meta:table-count="0" meta:image-count="0" meta:object-count="0" meta:page-count="1" meta:paragraph-count="6" meta:word-count="152" meta:character-count="892"/>
  </office:meta>
</office:document-meta>
</file>